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" manifest:version="1.3" manifest:media-type="application/vnd.oasis.opendocument.spreadshee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05be96" officeooo:paragraph-rsid="0005be96" style:font-weight-asian="bold" style:font-weight-complex="bold"/>
    </style:style>
    <style:style style:name="P3" style:family="paragraph" style:parent-style-name="Standard">
      <style:text-properties fo:font-size="32pt" fo:font-weight="bold" style:font-size-asian="32pt" style:font-weight-asian="bold" style:font-size-complex="32pt" style:font-weight-complex="bold"/>
    </style:style>
    <style:style style:name="P4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Standard">
      <style:text-properties fo:font-style="italic" style:font-style-asian="italic" style:font-style-complex="italic"/>
    </style:style>
    <style:style style:name="P6" style:family="paragraph" style:parent-style-name="Standard">
      <style:text-properties fo:font-style="italic" officeooo:rsid="0005be96" officeooo:paragraph-rsid="0005be96" style:font-style-asian="italic" style:font-style-complex="italic"/>
    </style:style>
    <style:style style:name="P7" style:family="paragraph" style:parent-style-name="Standard">
      <style:text-properties fo:font-style="italic" fo:font-weight="normal" officeooo:rsid="0005be96" officeooo:paragraph-rsid="0005be96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officeooo:rsid="0005be96" officeooo:paragraph-rsid="0005be96"/>
    </style:style>
    <style:style style:name="P9" style:family="paragraph" style:parent-style-name="Standard">
      <style:paragraph-properties fo:text-align="center" style:justify-single-word="false"/>
      <style:text-properties officeooo:rsid="0005be96" officeooo:paragraph-rsid="0005be96"/>
    </style:style>
    <style:style style:name="P10" style:family="paragraph" style:parent-style-name="Standard">
      <style:text-properties fo:font-size="10pt" fo:font-style="italic" officeooo:rsid="0005be96" officeooo:paragraph-rsid="0005be96" style:font-size-asian="10pt" style:font-style-asian="italic" style:font-size-complex="10pt" style:font-style-complex="italic"/>
    </style:style>
    <style:style style:name="P11" style:family="paragraph" style:parent-style-name="Standard">
      <style:text-properties fo:font-size="10pt" fo:font-style="italic" officeooo:rsid="0005be96" officeooo:paragraph-rsid="0006b623" style:font-size-asian="10pt" style:font-style-asian="italic" style:font-size-complex="10pt" style:font-style-complex="italic"/>
    </style:style>
    <style:style style:name="P12" style:family="paragraph" style:parent-style-name="Standard">
      <style:text-properties fo:font-size="10pt" fo:font-style="italic" officeooo:rsid="0006b623" officeooo:paragraph-rsid="0006b623" style:font-size-asian="10pt" style:font-style-asian="italic" style:font-size-complex="10pt" style:font-style-complex="italic"/>
    </style:style>
    <style:style style:name="P13" style:family="paragraph" style:parent-style-name="Standard">
      <style:text-properties fo:font-size="10pt" fo:font-style="italic" fo:font-weight="normal" officeooo:rsid="0005be96" officeooo:paragraph-rsid="0005be96" style:font-size-asian="10pt" style:font-style-asian="italic" style:font-weight-asian="normal" style:font-size-complex="10pt" style:font-style-complex="italic" style:font-weight-complex="normal"/>
    </style:style>
    <style:style style:name="P14" style:family="paragraph" style:parent-style-name="Standard">
      <style:text-properties officeooo:rsid="0006b623" officeooo:paragraph-rsid="0006b623"/>
    </style:style>
    <style:style style:name="P15" style:family="paragraph" style:parent-style-name="Standard">
      <style:text-properties style:font-name="Liberation Serif" fo:font-size="12pt" officeooo:rsid="0005be96" officeooo:paragraph-rsid="0005be96" style:font-size-asian="12pt" style:font-size-complex="12pt"/>
    </style:style>
    <style:style style:name="P16" style:family="paragraph" style:parent-style-name="Standard">
      <style:text-properties fo:font-size="16pt" style:font-size-asian="16pt" style:font-size-complex="16pt"/>
    </style:style>
    <style:style style:name="P17" style:family="paragraph" style:parent-style-name="Standard">
      <style:paragraph-properties fo:text-align="center" style:justify-single-word="false"/>
      <style:text-properties officeooo:rsid="0006bec3" officeooo:paragraph-rsid="0006bec3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text-properties fo:font-style="italic" officeooo:rsid="0005be96" officeooo:paragraph-rsid="0005be96" style:font-style-asian="italic" style:font-style-complex="italic"/>
    </style:style>
    <style:style style:name="P20" style:family="paragraph" style:parent-style-name="Standard">
      <style:text-properties fo:font-size="12pt" fo:font-style="normal" fo:font-weight="normal" officeooo:rsid="0005be96" officeooo:paragraph-rsid="0006b623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text-properties fo:font-weight="bold" officeooo:rsid="0006b623" officeooo:paragraph-rsid="0006b623" style:font-weight-asian="bold" style:font-weight-complex="bold"/>
    </style:style>
    <style:style style:name="P22" style:family="paragraph" style:parent-style-name="Standard">
      <style:paragraph-properties fo:text-align="center" style:justify-single-word="false"/>
      <style:text-properties officeooo:rsid="0006bec3" officeooo:paragraph-rsid="0006bec3"/>
    </style:style>
    <style:style style:name="P23" style:family="paragraph" style:parent-style-name="Standard">
      <style:paragraph-properties fo:text-align="start" style:justify-single-word="false"/>
      <style:text-properties officeooo:rsid="0008ac3d" officeooo:paragraph-rsid="0008ac3d"/>
    </style:style>
    <style:style style:name="P24" style:family="paragraph" style:parent-style-name="Standard">
      <style:paragraph-properties fo:text-align="center" style:justify-single-word="false"/>
      <style:text-properties officeooo:rsid="0008ac3d" officeooo:paragraph-rsid="0008ac3d"/>
    </style:style>
    <style:style style:name="P25" style:family="paragraph">
      <loext:graphic-properties draw:fill="none"/>
    </style:style>
    <style:style style:name="T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" style:family="text">
      <style:text-properties style:text-underline-style="none"/>
    </style:style>
    <style:style style:name="T3" style:family="text">
      <style:text-properties officeooo:rsid="0006b623"/>
    </style:style>
    <style:style style:name="T4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5" style:family="text">
      <style:text-properties style:font-name="Liberation Serif" fo:font-size="12pt" fo:font-weight="bold" officeooo:rsid="0006b623" style:font-size-asian="12pt" style:font-weight-asian="bold" style:font-size-complex="12pt" style:font-weight-complex="bold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svg:stroke-width="0.0201in" svg:stroke-color="#ff4000" draw:marker-start-width="0.1689in" draw:marker-end-width="0.1689in" draw:fill="none" draw:textarea-horizontal-align="justify" draw:textarea-vertical-align="middle" draw:auto-grow-height="false" fo:min-height="2.6457in" fo:min-width="1.94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draw:marker-start-width="0.1689in" draw:marker-end-width="0.1689in" draw:fill="none" draw:textarea-horizontal-align="justify" draw:textarea-vertical-align="middle" draw:auto-grow-height="false" fo:min-height="4.2291in" fo:min-width="4.5937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201in" draw:marker-start-width="0.1689in" draw:marker-end-width="0.1689in" draw:fill="none" draw:textarea-horizontal-align="justify" draw:textarea-vertical-align="middle" draw:auto-grow-height="false" fo:min-height="10.2398in" fo:min-width="5.25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0201in" draw:marker-start-width="0.1689in" draw:marker-end-width="0.1689in" draw:fill="none" draw:textarea-horizontal-align="justify" draw:textarea-vertical-align="middle" draw:auto-grow-height="false" fo:min-height="9.5417in" fo:min-width="5.3126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0201in" draw:marker-start-width="0.1689in" draw:marker-end-width="0.1689in" draw:fill="none" draw:textarea-horizontal-align="justify" draw:textarea-vertical-align="middle" draw:auto-grow-height="false" fo:min-height="1.7189in" fo:min-width="2.7917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5835in" fo:min-width="1.625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4583in" fo:min-width="1.6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5728in" fo:min-width="3.0937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457in" fo:min-width="1.8957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7083in" fo:min-width="1.031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4898in" fo:min-width="2.55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svg:stroke-width="0.0201in" draw:marker-start-width="0.1689in" draw:marker-end-width="0.1689in" draw:fill="none" draw:textarea-horizontal-align="justify" draw:textarea-vertical-align="middle" draw:auto-grow-height="false" fo:min-height="0.8437in" fo:min-width="2.8126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svg:stroke-width="0.0201in" draw:marker-start-width="0.1689in" draw:marker-end-width="0.1689in" draw:fill="none" draw:textarea-horizontal-align="justify" draw:textarea-vertical-align="middle" draw:auto-grow-height="false" fo:min-height="3.9791in" fo:min-width="4.7189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svg:stroke-width="0.0201in" draw:marker-start-width="0.1689in" draw:marker-end-width="0.1689in" draw:fill="none" draw:textarea-horizontal-align="justify" draw:textarea-vertical-align="middle" draw:auto-grow-height="false" fo:min-height="2.802in" fo:min-width="5.031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svg:stroke-width="0.0201in" draw:marker-start-width="0.1689in" draw:marker-end-width="0.1689in" draw:fill="none" draw:textarea-horizontal-align="justify" draw:textarea-vertical-align="middle" draw:auto-grow-height="false" fo:min-height="2.448in" fo:min-width="5.26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svg:stroke-width="0.0201in" draw:marker-start-width="0.1689in" draw:marker-end-width="0.1689in" draw:fill="none" draw:textarea-horizontal-align="justify" draw:textarea-vertical-align="middle" draw:auto-grow-height="false" fo:min-height="5.9898in" fo:min-width="4.781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svg:stroke-width="0.0201in" draw:marker-start-width="0.1689in" draw:marker-end-width="0.1689in" draw:fill="none" draw:textarea-horizontal-align="justify" draw:textarea-vertical-align="middle" draw:auto-grow-height="false" fo:min-height="4.9409in" fo:min-width="7.1043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5102in" fo:min-width="3.1354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5937in" fo:min-width="1.76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146in" fo:min-width="1.6146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draw:stroke="solid" draw:stroke-dash="Double_20_Dash" svg:stroke-width="0.0201in" svg:stroke-color="#000000" draw:marker-start-width="0.1689in" draw:marker-end-width="0.1689in" svg:stroke-linecap="butt" draw:fill="none" draw:textarea-horizontal-align="justify" draw:textarea-vertical-align="middle" draw:auto-grow-height="false" fo:min-height="0.7217in" fo:min-width="5.4925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C Car WiFi Control System Documentation</text:p>
      <text:p text:style-name="P16">- <text:s/><text:span text:style-name="T3">Adithyan.AS , B240382EE , NIT CALICUT</text:span></text:p>
      <text:p text:style-name="Standard"/>
      <text:p text:style-name="Standard"/>
      <text:p text:style-name="P1">Overview</text:p>
      <text:p text:style-name="Standard"/>
      <text:p text:style-name="Standard">This project enables wireless, real-time control of a two-wheel drive RC car based on: <text:s/></text:p>
      <text:p text:style-name="Standard">- ESP8266 as the WiFi-enabled controller, <text:s/></text:p>
      <text:p text:style-name="Standard">- L293D motor driver for dual DC motors, <text:s/></text:p>
      <text:p text:style-name="Standard">- External battery for motors, <text:s/></text:p>
      <text:p text:style-name="Standard">- ROS2 as the software framework on the remote computer/controller, <text:s/></text:p>
      <text:p text:style-name="Standard">- UDP protocol for fast, reliable communication.</text:p>
      <text:p text:style-name="Standard"/>
      <text:p text:style-name="Standard">Initially, MQTT was tried but dropped due to network issues; UDP was chosen for direct device-to-device packets.</text:p>
      <text:p text:style-name="Standard"/>
      <text:p text:style-name="P1">System Block Diagram</text:p>
      <text:p text:style-name="P4"><draw:custom-shape text:anchor-type="paragraph" draw:z-index="21" draw:name="Shape 21" draw:style-name="gr1" draw:text-style-name="P25" svg:width="1.948in" svg:height="2.6461in" svg:x="-0.1016in" svg:y="0.102in"><text:p/><draw:enhanced-geometry svg:viewBox="0 0 21600 21600" draw:type="rectangle" draw:enhanced-path="M 0 0 L 21600 0 21600 21600 0 21600 0 0 Z N"/></draw:custom-shape></text:p>
      <text:p text:style-name="P4">[Gamepad or Joystick]</text:p>
      <text:p text:style-name="P4"><text:s text:c="7"/>│</text:p>
      <text:p text:style-name="P4"><text:s text:c="4"/>[Computer (ROS2)]</text:p>
      <text:p text:style-name="P4"><text:s text:c="7"/>│</text:p>
      <text:p text:style-name="P4"><text:s text:c="3"/>/----------\</text:p>
      <text:p text:style-name="P4"><text:s text:c="3"/>| <text:s/>WiFi <text:s text:c="3"/>|</text:p>
      <text:p text:style-name="P4"><text:s text:c="3"/>\----------/</text:p>
      <text:p text:style-name="P4"><text:s text:c="7"/>│</text:p>
      <text:p text:style-name="P4">[ESP8266 NodeMCU]</text:p>
      <text:p text:style-name="P4"><text:s text:c="3"/>│ <text:s text:c="10"/>│</text:p>
      <text:p text:style-name="P4">[L293D] <text:s text:c="2"/>[Onboard LED]</text:p>
      <text:p text:style-name="P4"><text:s text:c="3"/>│</text:p>
      <text:p text:style-name="P4">[DC Motors, Battery]</text:p>
      <text:p text:style-name="P5"/>
      <text:p text:style-name="P4">Hardware Connections</text:p>
      <text:p text:style-name="Standard"><draw:frame draw:style-name="fr1" draw:name="Object1" text:anchor-type="char" svg:x="-0.1693in" svg:y="0.1083in" svg:width="7.1366in" svg:height="2.4898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<text:soft-page-break/></text:p>
      <text:p text:style-name="Standard"/>
      <text:p text:style-name="P1">WiFi &amp; UDP Communication</text:p>
      <text:p text:style-name="Standard"/>
      <text:p text:style-name="Standard">- ESP8266 connects to your WiFi network (SSID &amp; password set in code). <text:s/></text:p>
      <text:p text:style-name="Standard">- In your controller/computer, ROS2 handles joystick/gamepad input and publishes to a topic (`/joy`). <text:s/></text:p>
      <text:p text:style-name="Standard">- A Python ROS2 node (`rclpy`) subscribes to `/joy`, converts joystick axes to left/right PWM signals. <text:s/></text:p>
      <text:p text:style-name="Standard">- The node sends these commands as simple comma-separated text (`left_pwm,right_pwm`, e.g., `120,-40`) via UDP to the ESP8266's IP and port.</text:p>
      <text:p text:style-name="Standard"/>
      <text:p text:style-name="P1">ROS2 &amp; ESP8266 Integration Flow</text:p>
      <text:p text:style-name="Standard"/>
      <text:p text:style-name="Standard">1.<text:span text:style-name="T1"> Joystick Input (On PC with ROS2): </text:span><text:s/></text:p>
      <text:p text:style-name="Standard">Joysticks generate messages on `/joy`.</text:p>
      <text:p text:style-name="Standard"/>
      <text:p text:style-name="Standard">2. <text:span text:style-name="T1">ROS2 Python Node: <text:s/></text:span></text:p>
      <text:p text:style-name="Standard">Subscribes to `/joy`, translates values to PWM, sends UDP packets.</text:p>
      <text:p text:style-name="Standard"/>
      <text:p text:style-name="Standard">3. <text:span text:style-name="T1">ESP8266 Firmware:</text:span> <text:s/></text:p>
      <text:p text:style-name="Standard">Receives UDP packets, parses PWM values, drives motors accordingly, updates LED and serial debug output.</text:p>
      <text:p text:style-name="Standard"/>
      <text:p text:style-name="P1"><text:s/>Why UDP Was Chosen Over MQTT</text:p>
      <text:p text:style-name="Standard"/>
      <text:p text:style-name="Standard">- MQTT requires a broker/server and may introduce latency or connectivity issues on local WiFi. <text:s/></text:p>
      <text:p text:style-name="Standard">- UDP is direct, lightweight, and ideal for local real-time control. <text:s/></text:p>
      <text:p text:style-name="Standard">- UDP works reliably on the same LAN without broker setup.</text:p>
      <text:p text:style-name="Standard"/>
      <text:p text:style-name="P1">Example Usage &amp; Workflow</text:p>
      <text:p text:style-name="Standard"/>
      <text:p text:style-name="Standard">1. Power On: ESP8266 connects to WiFi. <text:s/></text:p>
      <text:p text:style-name="Standard">2. Launch ROS2 nodes: Start joystick and UDP sending nodes. <text:s/></text:p>
      <text:p text:style-name="Standard">3. Control Car: Joystick inputs are sent as UDP messages to ESP8266. <text:s/></text:p>
      <text:p text:style-name="Standard">4. Car moves: ESP8266 controls motors; onboard LED reflects movement status.</text:p>
      <text:p text:style-name="Standard"/>
      <text:p text:style-name="P1">Troubleshooting Tips</text:p>
      <text:p text:style-name="Standard"/>
      <text:p text:style-name="Standard">- Ensure all grounds are connected together (ESP8266, L293D, battery). <text:s/></text:p>
      <text:p text:style-name="Standard">- Use a separate power source for motors (stronger battery, not ESP power). <text:s/></text:p>
      <text:p text:style-name="Standard">- Use serial debugging to verify UDP packets reception and PWM values. <text:s/></text:p>
      <text:p text:style-name="Standard">- Check wiring carefully.</text:p>
      <text:p text:style-name="Standard"/>
      <text:p text:style-name="P2">Detailed step by step procedure :</text:p>
      <text:p text:style-name="P8"/>
      <text:p text:style-name="P2"><text:span text:style-name="T2">Step 1</text:span>: Create a New ROS2 Python Package</text:p>
      <text:p text:style-name="P8"/>
      <text:p text:style-name="P8">Open a terminal on your ROS2 workspace (for example, `~/ros2_ws/src`).</text:p>
      <text:p text:style-name="P8"/>
      <text:p text:style-name="P8">Run the command to create a Python package:</text:p>
      <text:p text:style-name="P8"/>
      <text:p text:style-name="P8"><draw:custom-shape text:anchor-type="paragraph" draw:z-index="1" draw:name="Shape 1" draw:style-name="gr21" draw:text-style-name="P25" svg:width="5.5315in" svg:height="0.7606in" svg:x="-0.039in" svg:y="0.1516in"><text:p/><draw:enhanced-geometry svg:viewBox="0 0 21600 21600" draw:type="rectangle" draw:enhanced-path="M 0 0 L 21600 0 21600 21600 0 21600 0 0 Z N"/></draw:custom-shape><text:soft-page-break/></text:p>
      <text:p text:style-name="P8">bash:</text:p>
      <text:p text:style-name="P6">cd ~/ros2_ws/src</text:p>
      <text:p text:style-name="P6">ros2 pkg create --build-type ament_python joy_to_pwm_udp</text:p>
      <text:p text:style-name="P6"/>
      <text:p text:style-name="P8">This will create a folder called `joy_to_pwm_udp` with the basic package structure for Python.</text:p>
      <text:p text:style-name="P8"/>
      <text:p text:style-name="P2">Step 2: Place Your Python Code</text:p>
      <text:p text:style-name="P8"/>
      <text:p text:style-name="P8">Navigate to the newly created package folder:</text:p>
      <text:p text:style-name="P8"><draw:custom-shape text:anchor-type="paragraph" draw:z-index="2" draw:name="Shape 2" draw:style-name="gr20" draw:text-style-name="P25" svg:width="1.615in" svg:height="0.615in" svg:x="-0.0909in" svg:y="0.0472in"><text:p/><draw:enhanced-geometry svg:viewBox="0 0 21600 21600" draw:type="rectangle" draw:enhanced-path="M 0 0 L 21600 0 21600 21600 0 21600 0 0 Z N"/></draw:custom-shape></text:p>
      <text:p text:style-name="P8">bash:</text:p>
      <text:p text:style-name="P6">cd joy_to_pwm_udp</text:p>
      <text:p text:style-name="P8"/>
      <text:p text:style-name="P8">Inside, create a `joy_to_pwm_udp` folder to hold your Python scripts:</text:p>
      <text:p text:style-name="P8"><draw:custom-shape text:anchor-type="paragraph" draw:z-index="3" draw:name="Shape 3" draw:style-name="gr19" draw:text-style-name="P25" svg:width="1.7606in" svg:height="0.5941in" svg:x="-0.1016in" svg:y="0.1516in"><text:p/><draw:enhanced-geometry svg:viewBox="0 0 21600 21600" draw:type="rectangle" draw:enhanced-path="M 0 0 L 21600 0 21600 21600 0 21600 0 0 Z N"/></draw:custom-shape></text:p>
      <text:p text:style-name="P8">bash:</text:p>
      <text:p text:style-name="P6">mkdir joy_to_pwm_udp</text:p>
      <text:p text:style-name="P8">```</text:p>
      <text:p text:style-name="P8"/>
      <text:p text:style-name="P8">Using your favorite editor, create a Python script named `joy_to_pwm_udp.py:</text:p>
      <text:p text:style-name="P8"><draw:custom-shape text:anchor-type="paragraph" draw:z-index="4" draw:name="Shape 4" draw:style-name="gr18" draw:text-style-name="P25" svg:width="3.1358in" svg:height="0.5106in" svg:x="-0.0075in" svg:y="0.1472in"><text:p/><draw:enhanced-geometry svg:viewBox="0 0 21600 21600" draw:type="rectangle" draw:enhanced-path="M 0 0 L 21600 0 21600 21600 0 21600 0 0 Z N"/></draw:custom-shape></text:p>
      <text:p text:style-name="P8">bash:</text:p>
      <text:p text:style-name="P6">nano joy_to_pwm_udp/joy_to_pwm_udp.py</text:p>
      <text:p text:style-name="P8"/>
      <text:p text:style-name="P8">Paste your Python node code (from your earlier message with the UDP sending code) into this file.</text:p>
      <text:p text:style-name="P8"><draw:custom-shape text:anchor-type="paragraph" draw:z-index="5" draw:name="Shape 6" draw:style-name="gr17" draw:text-style-name="P25" svg:width="7.1043in" svg:height="4.9413in" svg:x="-0.0728in" svg:y="0.1264in"><text:p/><draw:enhanced-geometry svg:viewBox="0 0 21600 21600" draw:type="rectangle" draw:enhanced-path="M 0 0 L 21600 0 21600 21600 0 21600 0 0 Z N"/></draw:custom-shape></text:p>
      <text:p text:style-name="P10">import rclpy</text:p>
      <text:p text:style-name="P10">from rclpy.node import Node</text:p>
      <text:p text:style-name="P10">from sensor_msgs.msg import Joy</text:p>
      <text:p text:style-name="P10">import socket</text:p>
      <text:p text:style-name="P10"/>
      <text:p text:style-name="P10">class JoyToPWM(Node):</text:p>
      <text:p text:style-name="P10"><text:s text:c="4"/>def __init__(self):</text:p>
      <text:p text:style-name="P10"><text:s text:c="8"/>super().__init__('joy_to_pwm_udp')</text:p>
      <text:p text:style-name="P10"/>
      <text:p text:style-name="P10"><text:s text:c="8"/>self.declare_parameter("target_ip", "10.153.253.51") <text:s/># ESP IP <text:span text:style-name="T3">give the ip in which the node mcu is connected.</text:span></text:p>
      <text:p text:style-name="P10"><text:s text:c="8"/>self.declare_parameter("target_port", 4210)</text:p>
      <text:p text:style-name="P10"/>
      <text:p text:style-name="P10"><text:s text:c="8"/>self.target_ip = self.get_parameter("target_ip").get_parameter_value().string_value</text:p>
      <text:p text:style-name="P10"><text:s text:c="8"/>self.target_port = self.get_parameter("target_port").get_parameter_value().integer_value</text:p>
      <text:p text:style-name="P10"/>
      <text:p text:style-name="P10"><text:s text:c="8"/>self.get_logger().info(f"🌐 Target: {self.target_ip}:{self.target_port}")</text:p>
      <text:p text:style-name="P10"/>
      <text:p text:style-name="P10"><text:s text:c="8"/>self.sock = socket.socket(socket.AF_INET, socket.SOCK_DGRAM)</text:p>
      <text:p text:style-name="P10"/>
      <text:p text:style-name="P10"><text:s text:c="8"/>self.subscription = self.create_subscription(</text:p>
      <text:p text:style-name="P10"><text:s text:c="12"/>Joy,</text:p>
      <text:p text:style-name="P10"><text:s text:c="12"/>'/joy',</text:p>
      <text:p text:style-name="P10"><text:s text:c="12"/>self.joy_callback,</text:p>
      <text:p text:style-name="P10"><text:s text:c="12"/>10</text:p>
      <text:p text:style-name="P10"><text:s text:c="8"/>)</text:p>
      <text:p text:style-name="P10"><text:s text:c="8"/>self.get_logger().info("🎮 Subscribed to /joy")</text:p>
      <text:p text:style-name="P10"/>
      <text:p text:style-name="P10"><text:s text:c="4"/>def joy_callback(self, msg):</text:p>
      <text:p text:style-name="P10"><text:s text:c="8"/>try:</text:p>
      <text:p text:style-name="P10"><text:s text:c="12"/>linear = msg.axes[1] <text:s text:c="2"/># forward/backward</text:p>
      <text:p text:style-name="P10"><draw:custom-shape text:anchor-type="paragraph" draw:z-index="6" draw:name="Shape 5" draw:style-name="gr16" draw:text-style-name="P25" svg:width="4.7815in" svg:height="5.9898in" svg:x="-0.0598in" svg:y="-0.0307in"><text:p/><draw:enhanced-geometry svg:viewBox="0 0 21600 21600" draw:type="rectangle" draw:enhanced-path="M 0 0 L 21600 0 21600 21600 0 21600 0 0 Z N"/></draw:custom-shape><text:soft-page-break/><text:s text:c="12"/>angular = msg.axes[3] <text:s/># turning</text:p>
      <text:p text:style-name="P10"><text:s text:c="12"/>self.get_logger().info(f"LINEAR: {linear} ANGULAR: {angular}")</text:p>
      <text:p text:style-name="P10"><text:s text:c="12"/>deadzone = 0.1</text:p>
      <text:p text:style-name="P10"/>
      <text:p text:style-name="P10"><text:s text:c="12"/>if abs(linear) &lt; deadzone: linear = 0.0</text:p>
      <text:p text:style-name="P10"><text:s text:c="12"/>if abs(angular) &lt; deadzone: angular = 0.0</text:p>
      <text:p text:style-name="P10"><text:s text:c="12"/>left_pwm_raw <text:s/>= (linear + angular)</text:p>
      <text:p text:style-name="P10"><text:s text:c="12"/>right_pwm_raw = (linear - angular)</text:p>
      <text:p text:style-name="P10"/>
      <text:p text:style-name="P10"><text:s text:c="12"/># Clamp to [-1, 1]</text:p>
      <text:p text:style-name="P10"><text:s text:c="12"/>left_pwm_raw = max(-1.0 ,min(left_pwm_raw, 1.0))</text:p>
      <text:p text:style-name="P10"><text:s text:c="12"/>right_pwm_raw = max(-1.0 , min(right_pwm_raw, 1.0))</text:p>
      <text:p text:style-name="P10"/>
      <text:p text:style-name="P10"><text:s text:c="12"/># Convert to 0–255 PWM</text:p>
      <text:p text:style-name="P10"><text:s text:c="12"/>left_pwm <text:s/>= int((left_pwm_raw ) * 255)</text:p>
      <text:p text:style-name="P10"><text:s text:c="12"/>right_pwm = int((right_pwm_raw ) * 255)</text:p>
      <text:p text:style-name="P10"/>
      <text:p text:style-name="P10"><text:s text:c="12"/>data = f"{left_pwm},{right_pwm}"</text:p>
      <text:p text:style-name="P10"><text:s text:c="12"/>self.sock.sendto(data.encode(), (self.target_ip, self.target_port))</text:p>
      <text:p text:style-name="P10"/>
      <text:p text:style-name="P10"><text:s text:c="12"/>self.get_logger().info(f"📤 Sent PWM -&gt; L: {left_pwm}, R: {right_pwm}")</text:p>
      <text:p text:style-name="P10"><text:s text:c="8"/>except Exception as e:</text:p>
      <text:p text:style-name="P10"><text:s text:c="12"/>self.get_logger().error(f"❌ joy_callback error: {e}")</text:p>
      <text:p text:style-name="P10"/>
      <text:p text:style-name="P10">def main(args=None):</text:p>
      <text:p text:style-name="P10"><text:s text:c="4"/>rclpy.init(args=args)</text:p>
      <text:p text:style-name="P10"><text:s text:c="4"/>node = JoyToPWM()</text:p>
      <text:p text:style-name="P10"><text:s text:c="4"/>try:</text:p>
      <text:p text:style-name="P10"><text:s text:c="8"/>rclpy.spin(node)</text:p>
      <text:p text:style-name="P10"><text:s text:c="4"/>except KeyboardInterrupt:</text:p>
      <text:p text:style-name="P10"><text:s text:c="8"/>node.get_logger().info("🛑 KeyboardInterrupt, shutting down.")</text:p>
      <text:p text:style-name="P10"><text:s text:c="4"/>finally:</text:p>
      <text:p text:style-name="P10"><text:s text:c="8"/>node.destroy_node()</text:p>
      <text:p text:style-name="P10"><text:s text:c="8"/>rclpy.shutdown()</text:p>
      <text:p text:style-name="P10"/>
      <text:p text:style-name="P10">if __name__ == '__main__':</text:p>
      <text:p text:style-name="P10"><text:s text:c="4"/>main()</text:p>
      <text:p text:style-name="P8"/>
      <text:p text:style-name="P8">Make sure the file starts with the correct ROS2 Python imports and your class `JoyToPWM`.</text:p>
      <text:p text:style-name="P8"/>
      <text:p text:style-name="P8">Save and exit.</text:p>
      <text:p text:style-name="P8"><text:span text:style-name="T4">Step 3: Edit ‘setup.py’ , ‘</text:span><text:span text:style-name="T5">package.xml’ , ‘setup.cfg’</text:span></text:p>
      <text:p text:style-name="P15"/>
      <text:p text:style-name="P8">In the root of the package `joy_to_pwm_udp`, edit the `setup.py` file to make your script installable and executable by ROS2.</text:p>
      <text:p text:style-name="P8"><draw:custom-shape text:anchor-type="paragraph" draw:z-index="7" draw:name="Shape 7" draw:style-name="gr15" draw:text-style-name="P25" svg:width="5.2606in" svg:height="2.448in" svg:x="-0.1535in" svg:y="0.1362in"><text:p/><draw:enhanced-geometry svg:viewBox="0 0 21600 21600" draw:type="rectangle" draw:enhanced-path="M 0 0 L 21600 0 21600 21600 0 21600 0 0 Z N"/></draw:custom-shape></text:p>
      <text:p text:style-name="P10">from setuptools import setup</text:p>
      <text:p text:style-name="P10">import os</text:p>
      <text:p text:style-name="P10">from glob import glob</text:p>
      <text:p text:style-name="P10"/>
      <text:p text:style-name="P10">package_name = 'joy_to_pwm_udp'</text:p>
      <text:p text:style-name="P10"/>
      <text:p text:style-name="P10">setup(</text:p>
      <text:p text:style-name="P10"><text:s text:c="4"/>name=package_name,</text:p>
      <text:p text:style-name="P10"><text:s text:c="4"/>version='0.0.0',</text:p>
      <text:p text:style-name="P10"><text:s text:c="4"/>packages=[package_name], <text:s/># ensure there's an __init__.py in your package directory</text:p>
      <text:p text:style-name="P10"><text:s text:c="4"/>data_files=[</text:p>
      <text:p text:style-name="P10"><text:s text:c="8"/>('share/ament_index/resource_index/packages', ['resource/' + package_name]),</text:p>
      <text:p text:style-name="P10"><text:s text:c="8"/>('share/' + package_name, ['package.xml']),</text:p>
      <text:p text:style-name="P10"><text:s text:c="8"/># If you have launch files, include them as well:</text:p>
      <text:p text:style-name="P10"><text:s text:c="8"/>*(</text:p>
      <text:p text:style-name="P10"><draw:custom-shape text:anchor-type="paragraph" draw:z-index="8" draw:name="Shape 8" draw:style-name="gr14" draw:text-style-name="P25" svg:width="5.0315in" svg:height="2.8024in" svg:x="-0.039in" svg:y="-0.0457in"><text:p/><draw:enhanced-geometry svg:viewBox="0 0 21600 21600" draw:type="rectangle" draw:enhanced-path="M 0 0 L 21600 0 21600 21600 0 21600 0 0 Z N"/></draw:custom-shape><text:soft-page-break/><text:s text:c="12"/>[(os.path.join('share', package_name, 'launch'), glob('launch/*.launch.py'))]</text:p>
      <text:p text:style-name="P10"><text:s text:c="8"/>)</text:p>
      <text:p text:style-name="P10"><text:s text:c="4"/>],</text:p>
      <text:p text:style-name="P10"><text:s text:c="4"/>install_requires=['setuptools'],</text:p>
      <text:p text:style-name="P10"><text:s text:c="4"/>zip_safe=True,</text:p>
      <text:p text:style-name="P10"><text:s text:c="4"/>maintainer='Your Name',</text:p>
      <text:p text:style-name="P10"><text:s text:c="4"/>maintainer_email='your.email@example.com',</text:p>
      <text:p text:style-name="P10"><text:s text:c="4"/>description='ROS2 node sending PWM commands via UDP from /joy topic',</text:p>
      <text:p text:style-name="P10"><text:s text:c="4"/>license='Apache License 2.0',</text:p>
      <text:p text:style-name="P10"><text:s text:c="4"/>tests_require=['pytest'],</text:p>
      <text:p text:style-name="P10"><text:s text:c="4"/>entry_points={</text:p>
      <text:p text:style-name="P10"><text:s text:c="8"/>'console_scripts': [</text:p>
      <text:p text:style-name="P10"><text:s text:c="8"/>'joy_to_pwm_udp = joy_to_pwm_udp.joy_to_pwm_udp:main',</text:p>
      <text:p text:style-name="P10"><text:s text:c="7"/>],</text:p>
      <text:p text:style-name="P10"><text:s text:c="7"/>},</text:p>
      <text:p text:style-name="P10"/>
      <text:p text:style-name="P11">)</text:p>
      <text:p text:style-name="P20"/>
      <text:p text:style-name="P20">Package.xml :</text:p>
      <text:p text:style-name="P13"><draw:custom-shape text:anchor-type="paragraph" draw:z-index="9" draw:name="Shape 9" draw:style-name="gr13" draw:text-style-name="P25" svg:width="4.7189in" svg:height="3.9795in" svg:x="-0.0701in" svg:y="0.1146in"><text:p/><draw:enhanced-geometry svg:viewBox="0 0 21600 21600" draw:type="rectangle" draw:enhanced-path="M 0 0 L 21600 0 21600 21600 0 21600 0 0 Z N"/></draw:custom-shape><text:s text:c="2"/></text:p>
      <text:p text:style-name="P10"><text:s text:c="2"/>&lt;?xml version="1.0"?&gt;</text:p>
      <text:p text:style-name="P10">&lt;?xml-model href="http://download.ros.org/schema/package_format3.xsd" schematypens="http://www.w3.org/2001/XMLSchema"?&gt;</text:p>
      <text:p text:style-name="P10">&lt;package format="3"&gt;</text:p>
      <text:p text:style-name="P10"><text:s text:c="2"/>&lt;name&gt;joy_to_pwm_udp&lt;/name&gt;</text:p>
      <text:p text:style-name="P10"><text:s text:c="2"/>&lt;version&gt;0.0.0&lt;/version&gt;</text:p>
      <text:p text:style-name="P10"><text:s text:c="2"/>&lt;description&gt;TODO: Package description&lt;/description&gt;</text:p>
      <text:p text:style-name="P10"><text:s text:c="2"/>&lt;maintainer email="<text:span text:style-name="T3">user</text:span>@todo.todo"&gt;<text:span text:style-name="T3">user</text:span>&lt;/maintainer&gt;</text:p>
      <text:p text:style-name="P10"><text:s text:c="2"/>&lt;license&gt;TODO: License declaration&lt;/license&gt;</text:p>
      <text:p text:style-name="P10"><text:s text:c="2"/></text:p>
      <text:p text:style-name="P10"><text:s text:c="2"/>&lt;buildtool_depend&gt;ament_python&lt;/buildtool_depend&gt;</text:p>
      <text:p text:style-name="P10"/>
      <text:p text:style-name="P10"><text:s text:c="2"/>&lt;exec_depend&gt;rclpy&lt;/exec_depend&gt;</text:p>
      <text:p text:style-name="P10"><text:s text:c="2"/>&lt;exec_depend&gt;sensor_msgs&lt;/exec_depend&gt;</text:p>
      <text:p text:style-name="P10"/>
      <text:p text:style-name="P10"><text:s text:c="2"/>&lt;test_depend&gt;ament_copyright&lt;/test_depend&gt;</text:p>
      <text:p text:style-name="P10"><text:s text:c="2"/>&lt;test_depend&gt;ament_flake8&lt;/test_depend&gt;</text:p>
      <text:p text:style-name="P10"><text:s text:c="2"/>&lt;test_depend&gt;ament_pep257&lt;/test_depend&gt;</text:p>
      <text:p text:style-name="P10"><text:s text:c="2"/>&lt;test_depend&gt;python3-pytest&lt;/test_depend&gt;</text:p>
      <text:p text:style-name="P10"/>
      <text:p text:style-name="P10"><text:s text:c="2"/>&lt;export&gt;</text:p>
      <text:p text:style-name="P10"><text:s text:c="4"/>&lt;build_type&gt;ament_python&lt;/build_type&gt;</text:p>
      <text:p text:style-name="P10"><text:s text:c="2"/>&lt;/export&gt;</text:p>
      <text:p text:style-name="P10">&lt;/package&gt;</text:p>
      <text:p text:style-name="P8"><text:s text:c="2"/></text:p>
      <text:p text:style-name="P14">Setup.cfg:</text:p>
      <text:p text:style-name="P14"><draw:custom-shape text:anchor-type="paragraph" draw:z-index="10" draw:name="Shape 10" draw:style-name="gr12" draw:text-style-name="P25" svg:width="2.813in" svg:height="0.8441in" svg:x="-0.1846in" svg:y="0.0854in"><text:p/><draw:enhanced-geometry svg:viewBox="0 0 21600 21600" draw:type="rectangle" draw:enhanced-path="M 0 0 L 21600 0 21600 21600 0 21600 0 0 Z N"/></draw:custom-shape></text:p>
      <text:p text:style-name="P12">[develop]</text:p>
      <text:p text:style-name="P12">script-dir=$base/lib/joy_to_pwm_udp</text:p>
      <text:p text:style-name="P12">[install]</text:p>
      <text:p text:style-name="P12">install-scripts=$base/lib/joy_to_pwm_udp</text:p>
      <text:p text:style-name="P8"/>
      <text:p text:style-name="P2">Step 4: Add `__init__.py`</text:p>
      <text:p text:style-name="P8"/>
      <text:p text:style-name="P8">Inside the folder `joy_to_pwm_udp` (which holds your script), create an empty `__init__.py` file:</text:p>
      <text:p text:style-name="P8"><draw:custom-shape text:anchor-type="paragraph" draw:z-index="11" draw:name="Shape 11" draw:style-name="gr11" draw:text-style-name="P25" svg:width="2.5524in" svg:height="0.4898in" svg:x="-0.0701in" svg:y="0.152in"><text:p/><draw:enhanced-geometry svg:viewBox="0 0 21600 21600" draw:type="rectangle" draw:enhanced-path="M 0 0 L 21600 0 21600 21600 0 21600 0 0 Z N"/></draw:custom-shape></text:p>
      <text:p text:style-name="P8">bash:</text:p>
      <text:p text:style-name="P6">touch joy_to_pwm_udp/__init__.py</text:p>
      <text:p text:style-name="P8"/>
      <text:p text:style-name="P8"/>
      <text:p text:style-name="P8"><text:soft-page-break/>This lets Python treat it as a module.</text:p>
      <text:p text:style-name="P8"/>
      <text:p text:style-name="P2">Step 5: Build the Workspace</text:p>
      <text:p text:style-name="P8"/>
      <text:p text:style-name="P8">Go to your workspace root (`~/ros2_ws`) and run:</text:p>
      <text:p text:style-name="P8"><draw:custom-shape text:anchor-type="paragraph" draw:z-index="12" draw:name="Shape 12" draw:style-name="gr10" draw:text-style-name="P25" svg:width="1.0315in" svg:height="0.7087in" svg:x="-0.0075in" svg:y="0.1264in"><text:p/><draw:enhanced-geometry svg:viewBox="0 0 21600 21600" draw:type="rectangle" draw:enhanced-path="M 0 0 L 21600 0 21600 21600 0 21600 0 0 Z N"/></draw:custom-shape></text:p>
      <text:p text:style-name="P8">bash:</text:p>
      <text:p text:style-name="P6">cd ~/ros2_ws</text:p>
      <text:p text:style-name="P6">colcon build</text:p>
      <text:p text:style-name="P8"/>
      <text:p text:style-name="P8">After building, source the setup file:</text:p>
      <text:p text:style-name="P8"><draw:custom-shape text:anchor-type="paragraph" draw:z-index="13" draw:name="Shape 13" draw:style-name="gr9" draw:text-style-name="P25" svg:width="1.8961in" svg:height="0.6461in" svg:x="-0.0807in" svg:y="0.0701in"><text:p/><draw:enhanced-geometry svg:viewBox="0 0 21600 21600" draw:type="rectangle" draw:enhanced-path="M 0 0 L 21600 0 21600 21600 0 21600 0 0 Z N"/></draw:custom-shape></text:p>
      <text:p text:style-name="P8">bash</text:p>
      <text:p text:style-name="P6">source install/setup.bash</text:p>
      <text:p text:style-name="P2"/>
      <text:p text:style-name="P2">Step 6: Run Your Node</text:p>
      <text:p text:style-name="P8"/>
      <text:p text:style-name="P8">Now you can run your UDP node with:</text:p>
      <text:p text:style-name="P8"><draw:custom-shape text:anchor-type="paragraph" draw:z-index="14" draw:name="Shape 14" draw:style-name="gr8" draw:text-style-name="P25" svg:width="3.0941in" svg:height="0.5732in" svg:x="-0.0909in" svg:y="0.1138in"><text:p/><draw:enhanced-geometry svg:viewBox="0 0 21600 21600" draw:type="rectangle" draw:enhanced-path="M 0 0 L 21600 0 21600 21600 0 21600 0 0 Z N"/></draw:custom-shape></text:p>
      <text:p text:style-name="P8">bash:</text:p>
      <text:p text:style-name="P6">ros2 run joy_to_pwm_udp joy_to_pwm_udp</text:p>
      <text:p text:style-name="P8"/>
      <text:p text:style-name="P8">You should see the info messages about the UDP target IP and port, and it will subscribe to `/joy` topic to send UDP commands.</text:p>
      <text:p text:style-name="P8"/>
      <text:p text:style-name="P2">Bonus: Test the Joystick Node (if you want)</text:p>
      <text:p text:style-name="P8"/>
      <text:p text:style-name="P8">Make sure the `/joy` topic is being published by running:</text:p>
      <text:p text:style-name="P8"/>
      <text:p text:style-name="P8"><draw:custom-shape text:anchor-type="paragraph" draw:z-index="15" draw:name="Shape 15" draw:style-name="gr7" draw:text-style-name="P25" svg:width="1.698in" svg:height="0.4587in" svg:x="-0.0807in" svg:y="0.1516in"><text:p/><draw:enhanced-geometry svg:viewBox="0 0 21600 21600" draw:type="rectangle" draw:enhanced-path="M 0 0 L 21600 0 21600 21600 0 21600 0 0 Z N"/></draw:custom-shape></text:p>
      <text:p text:style-name="P8">bash:</text:p>
      <text:p text:style-name="P7">ros2 topic echo /joy</text:p>
      <text:p text:style-name="P8"/>
      <text:p text:style-name="P8">Or run a joystick driver node (assuming you have a joystick connected and ROS2 Joy package installed):</text:p>
      <text:p text:style-name="P8"><draw:custom-shape text:anchor-type="paragraph" draw:z-index="16" draw:name="Shape 16" draw:style-name="gr6" draw:text-style-name="P25" svg:width="1.6252in" svg:height="0.5835in" svg:x="-0.0701in" svg:y="0.0953in"><text:p/><draw:enhanced-geometry svg:viewBox="0 0 21600 21600" draw:type="rectangle" draw:enhanced-path="M 0 0 L 21600 0 21600 21600 0 21600 0 0 Z N"/></draw:custom-shape></text:p>
      <text:p text:style-name="P8">bash</text:p>
      <text:p text:style-name="P6">ros2 run joy joy_node</text:p>
      <text:p text:style-name="P8"/>
      <text:p text:style-name="P8">Your node receives `/joy` messages, converts them to PWM, and sends UDP packets to your ESP8266 motor controller.</text:p>
      <text:p text:style-name="P8"/>
      <text:p text:style-name="P2">Summary of Folder Structure</text:p>
      <text:p text:style-name="P8"><draw:custom-shape text:anchor-type="paragraph" draw:z-index="17" draw:name="Shape 17" draw:style-name="gr5" draw:text-style-name="P25" svg:width="2.7921in" svg:height="1.7189in" svg:x="-0.0909in" svg:y="0.0929in"><text:p/><draw:enhanced-geometry svg:viewBox="0 0 21600 21600" draw:type="rectangle" draw:enhanced-path="M 0 0 L 21600 0 21600 21600 0 21600 0 0 Z N"/></draw:custom-shape></text:p>
      <text:p text:style-name="P8">ros2_ws/</text:p>
      <text:p text:style-name="P8">└── src/</text:p>
      <text:p text:style-name="P8"><text:s text:c="4"/>└── joy_to_pwm_udp/</text:p>
      <text:p text:style-name="P8"><text:s text:c="8"/>├── setup.py</text:p>
      <text:p text:style-name="P8"><text:s text:c="8"/>└── joy_to_pwm_udp/</text:p>
      <text:p text:style-name="P8"><text:s text:c="12"/>├── __init__.py</text:p>
      <text:p text:style-name="P8"><text:s text:c="12"/>└── joy_to_pwm_udp.py</text:p>
      <text:p text:style-name="P8"/>
      <text:p text:style-name="P14"><text:soft-page-break/></text:p>
      <text:p text:style-name="P21">Arduino code to be uploaded in node mcu :</text:p>
      <text:p text:style-name="P14"><draw:custom-shape text:anchor-type="paragraph" draw:z-index="18" draw:name="Shape 18" draw:style-name="gr4" draw:text-style-name="P25" svg:width="5.313in" svg:height="9.5421in" svg:x="-0.0909in" svg:y="0.1547in"><text:p/><draw:enhanced-geometry svg:viewBox="0 0 21600 21600" draw:type="rectangle" draw:enhanced-path="M 0 0 L 21600 0 21600 21600 0 21600 0 0 Z N"/></draw:custom-shape></text:p>
      <text:p text:style-name="P12">#include &lt;ESP8266WiFi.h&gt;</text:p>
      <text:p text:style-name="P12">#include &lt;WiFiUdp.h&gt;</text:p>
      <text:p text:style-name="P12"/>
      <text:p text:style-name="P12">const char* ssid = "name of ur wifi";</text:p>
      <text:p text:style-name="P12">const char* password = "passsword";</text:p>
      <text:p text:style-name="P12"/>
      <text:p text:style-name="P12">WiFiUDP udp;</text:p>
      <text:p text:style-name="P12">const int udpPort = 4210;</text:p>
      <text:p text:style-name="P12">char incomingPacket[255];</text:p>
      <text:p text:style-name="P12"/>
      <text:p text:style-name="P12">// L239D Motor Driver pins</text:p>
      <text:p text:style-name="P12">const int IN1 = D1; // GPIO14</text:p>
      <text:p text:style-name="P12">const int IN2 = D2; // GPIO12</text:p>
      <text:p text:style-name="P12">const int ENA = D5; // GPIO13</text:p>
      <text:p text:style-name="P12">const int IN3 = D3; // GPIO5</text:p>
      <text:p text:style-name="P12">const int IN4 = D4; // GPIO4</text:p>
      <text:p text:style-name="P12">const int ENB = D7; // GPIO0</text:p>
      <text:p text:style-name="P12"/>
      <text:p text:style-name="P12">const int LED_BUILTIN_PIN = LED_BUILTIN; <text:s/>// GPIO2, onboard LED</text:p>
      <text:p text:style-name="P12"/>
      <text:p text:style-name="P12">// Blink control</text:p>
      <text:p text:style-name="P12">unsigned long previousMillis = 0;</text:p>
      <text:p text:style-name="P12">const long BLINK_INTERVAL = 500;</text:p>
      <text:p text:style-name="P12">bool ledBlinkState = LOW;</text:p>
      <text:p text:style-name="P12">enum LedMode { OFF, SOLID, BLINK };</text:p>
      <text:p text:style-name="P12">LedMode ledMode = OFF;</text:p>
      <text:p text:style-name="P12"/>
      <text:p text:style-name="P12">void setup() {</text:p>
      <text:p text:style-name="P12"><text:s text:c="2"/>Serial.begin(115200);</text:p>
      <text:p text:style-name="P12"/>
      <text:p text:style-name="P12"><text:s text:c="2"/>pinMode(IN1, OUTPUT); pinMode(IN2, OUTPUT); pinMode(ENA, OUTPUT);</text:p>
      <text:p text:style-name="P12"><text:s text:c="2"/>pinMode(IN3, OUTPUT); pinMode(IN4, OUTPUT); pinMode(ENB, OUTPUT);</text:p>
      <text:p text:style-name="P12"/>
      <text:p text:style-name="P12"><text:s text:c="2"/>pinMode(LED_BUILTIN_PIN, OUTPUT);</text:p>
      <text:p text:style-name="P12"><text:s text:c="2"/>digitalWrite(LED_BUILTIN_PIN, HIGH); // Off (active low)</text:p>
      <text:p text:style-name="P12"/>
      <text:p text:style-name="P12"><text:s text:c="2"/>stopMotorA();</text:p>
      <text:p text:style-name="P12"><text:s text:c="2"/>stopMotorB();</text:p>
      <text:p text:style-name="P12"/>
      <text:p text:style-name="P12"><text:s text:c="2"/>WiFi.begin(ssid, password);</text:p>
      <text:p text:style-name="P12"><text:s text:c="2"/>Serial.print("Connecting to WiFi");</text:p>
      <text:p text:style-name="P12"><text:s text:c="2"/>while (WiFi.status() != WL_CONNECTED) {</text:p>
      <text:p text:style-name="P12"><text:s text:c="4"/>delay(500); Serial.print(".");</text:p>
      <text:p text:style-name="P12"><text:s text:c="2"/>}</text:p>
      <text:p text:style-name="P12"><text:s text:c="2"/>Serial.println("\nWiFi connected! IP: " + WiFi.localIP().toString());</text:p>
      <text:p text:style-name="P12"><text:s text:c="2"/>udp.begin(udpPort);</text:p>
      <text:p text:style-name="P12"><text:s text:c="2"/>Serial.printf("UDP Listening on port %d\n", udpPort);</text:p>
      <text:p text:style-name="P12">}</text:p>
      <text:p text:style-name="P12"/>
      <text:p text:style-name="P12">void loop() {</text:p>
      <text:p text:style-name="P12"><text:s text:c="2"/>// LED management</text:p>
      <text:p text:style-name="P12"><text:s text:c="2"/>if (ledMode == SOLID) {</text:p>
      <text:p text:style-name="P12"><text:s text:c="4"/>digitalWrite(LED_BUILTIN_PIN, LOW); // Solid ON (active low)</text:p>
      <text:p text:style-name="P12"><text:s text:c="2"/>} else if (ledMode == BLINK) {</text:p>
      <text:p text:style-name="P12"><text:s text:c="4"/>unsigned long currentMillis = millis();</text:p>
      <text:p text:style-name="P12"><text:s text:c="4"/>if (currentMillis - previousMillis &gt;= BLINK_INTERVAL) {</text:p>
      <text:p text:style-name="P12"><text:s text:c="6"/>previousMillis = currentMillis;</text:p>
      <text:p text:style-name="P12"><text:s text:c="6"/>ledBlinkState = !ledBlinkState;</text:p>
      <text:p text:style-name="P12"><text:s text:c="6"/>digitalWrite(LED_BUILTIN_PIN, ledBlinkState ? LOW : HIGH);</text:p>
      <text:p text:style-name="P12"><draw:custom-shape text:anchor-type="paragraph" draw:z-index="19" draw:name="Shape 19" draw:style-name="gr3" draw:text-style-name="P25" svg:width="5.2504in" svg:height="10.2398in" svg:x="-0.1429in" svg:y="-0.0602in"><text:p/><draw:enhanced-geometry svg:viewBox="0 0 21600 21600" draw:type="rectangle" draw:enhanced-path="M 0 0 L 21600 0 21600 21600 0 21600 0 0 Z N"/></draw:custom-shape><text:soft-page-break/><text:s text:c="4"/>}</text:p>
      <text:p text:style-name="P12"><text:s text:c="2"/>} else {</text:p>
      <text:p text:style-name="P12"><text:s text:c="4"/>digitalWrite(LED_BUILTIN_PIN, HIGH); // OFF</text:p>
      <text:p text:style-name="P12"><text:s text:c="2"/>}</text:p>
      <text:p text:style-name="P12"/>
      <text:p text:style-name="P12"><text:s text:c="2"/>int packetSize = udp.parsePacket();</text:p>
      <text:p text:style-name="P12"><text:s text:c="2"/>if (packetSize) {</text:p>
      <text:p text:style-name="P12"><text:s text:c="4"/>int len = udp.read(incomingPacket, 255);</text:p>
      <text:p text:style-name="P12"><text:s text:c="4"/>incomingPacket[len] = '\0';</text:p>
      <text:p text:style-name="P12"/>
      <text:p text:style-name="P12"><text:s text:c="4"/>int left_pwm = 0, right_pwm = 0;</text:p>
      <text:p text:style-name="P12"><text:s text:c="4"/>int parsed = sscanf(incomingPacket, "%d,%d", &amp;left_pwm, &amp;right_pwm);</text:p>
      <text:p text:style-name="P12"><text:s text:c="4"/>if (parsed == 2) {</text:p>
      <text:p text:style-name="P12"><text:s text:c="6"/>left_pwm = constrain(left_pwm, -255, 255);</text:p>
      <text:p text:style-name="P12"><text:s text:c="6"/>right_pwm = constrain(right_pwm, -255, 255);</text:p>
      <text:p text:style-name="P12"><text:s text:c="6"/></text:p>
      <text:p text:style-name="P12"><text:s text:c="6"/>setMotorA(left_pwm); setMotorB(right_pwm);</text:p>
      <text:p text:style-name="P12"/>
      <text:p text:style-name="P12"><text:s text:c="6"/>// Determine LED mode and serial messaging</text:p>
      <text:p text:style-name="P12"><text:s text:c="6"/>if (left_pwm &gt; 0 &amp;&amp; right_pwm &gt; 0) {</text:p>
      <text:p text:style-name="P12"><text:s text:c="8"/>ledMode = SOLID;</text:p>
      <text:p text:style-name="P12"><text:s text:c="8"/>Serial.println("Forward");</text:p>
      <text:p text:style-name="P12"><text:s text:c="6"/>} else if (left_pwm &lt; 0 &amp;&amp; right_pwm &lt; 0) {</text:p>
      <text:p text:style-name="P12"><text:s text:c="8"/>ledMode = SOLID;</text:p>
      <text:p text:style-name="P12"><text:s text:c="8"/>Serial.println("Backward");</text:p>
      <text:p text:style-name="P12"><text:s text:c="6"/>} else if ((left_pwm &gt; 0 &amp;&amp; right_pwm &lt; 0) || (left_pwm &lt; 0 &amp;&amp; right_pwm &gt; 0)) {</text:p>
      <text:p text:style-name="P12"><text:s text:c="8"/>ledMode = BLINK;</text:p>
      <text:p text:style-name="P12"><text:s text:c="8"/>if (left_pwm &gt; 0)</text:p>
      <text:p text:style-name="P12"><text:s text:c="10"/>Serial.println("Right");</text:p>
      <text:p text:style-name="P12"><text:s text:c="8"/>else</text:p>
      <text:p text:style-name="P12"><text:s text:c="10"/>Serial.println("Left");</text:p>
      <text:p text:style-name="P12"><text:s text:c="6"/>} else if (left_pwm == 0 &amp;&amp; right_pwm == 0) {</text:p>
      <text:p text:style-name="P12"><text:s text:c="8"/>ledMode = OFF;</text:p>
      <text:p text:style-name="P12"><text:s text:c="8"/>Serial.println("Stopped");</text:p>
      <text:p text:style-name="P12"><text:s text:c="6"/>} else {</text:p>
      <text:p text:style-name="P12"><text:s text:c="8"/>// Handles asymmetric zero (one stopped, one moving)</text:p>
      <text:p text:style-name="P12"><text:s text:c="8"/>ledMode = OFF;</text:p>
      <text:p text:style-name="P12"><text:s text:c="8"/>if (left_pwm != 0)</text:p>
      <text:p text:style-name="P12">// <text:s text:c="9"/>Serial.println(left_pwm &gt; 0 ? "Forward" : "Backward");</text:p>
      <text:p text:style-name="P12"><text:s text:c="10"/>Serial.println(left_pwm);</text:p>
      <text:p text:style-name="P12"><text:s text:c="10"/>Serial.println(right_pwm);</text:p>
      <text:p text:style-name="P12"><text:s text:c="8"/>if (right_pwm != 0)</text:p>
      <text:p text:style-name="P12"><text:s text:c="10"/>Serial.println(left_pwm);</text:p>
      <text:p text:style-name="P12"><text:s text:c="10"/>Serial.println(right_pwm);</text:p>
      <text:p text:style-name="P12">// <text:s text:c="9"/>Serial.println(right_pwm &gt; 0 ? "Forward" : "Backward");</text:p>
      <text:p text:style-name="P12"><text:s text:c="6"/>}</text:p>
      <text:p text:style-name="P12"><text:s text:c="4"/>}</text:p>
      <text:p text:style-name="P12"><text:s text:c="2"/>}</text:p>
      <text:p text:style-name="P12">}</text:p>
      <text:p text:style-name="P12"/>
      <text:p text:style-name="P12">// Motor helpers</text:p>
      <text:p text:style-name="P12">void setMotorA(int pwm) {</text:p>
      <text:p text:style-name="P12"><text:s text:c="2"/>if (pwm == 0) {</text:p>
      <text:p text:style-name="P12"><text:s text:c="4"/>stopMotorA();</text:p>
      <text:p text:style-name="P12"><text:s text:c="2"/>} else if (pwm &gt; 0) {</text:p>
      <text:p text:style-name="P12"><text:s text:c="4"/>Serial.println("A");</text:p>
      <text:p text:style-name="P12"><text:s text:c="4"/>Serial.println(pwm);</text:p>
      <text:p text:style-name="P12"><text:s text:c="4"/>digitalWrite(IN1, HIGH); digitalWrite(IN2, LOW);</text:p>
      <text:p text:style-name="P12"><text:s text:c="4"/>analogWrite(ENA, pwm * 4); <text:s/>// 255 × 4 = 1020 (almost 1023)</text:p>
      <text:p text:style-name="P12"><text:s text:c="2"/>} else {</text:p>
      <text:p text:style-name="P12"><text:s text:c="4"/>Serial.println("A");</text:p>
      <text:p text:style-name="P12"><text:s text:c="4"/>Serial.println(pwm);</text:p>
      <text:p text:style-name="P12"><text:s text:c="4"/>digitalWrite(IN1, LOW); digitalWrite(IN2, HIGH);</text:p>
      <text:p text:style-name="P12"><draw:custom-shape text:anchor-type="paragraph" draw:z-index="20" draw:name="Shape 20" draw:style-name="gr2" draw:text-style-name="P25" svg:width="4.5941in" svg:height="4.2295in" svg:x="-0.0283in" svg:y="-0.0339in"><text:p/><draw:enhanced-geometry svg:viewBox="0 0 21600 21600" draw:type="rectangle" draw:enhanced-path="M 0 0 L 21600 0 21600 21600 0 21600 0 0 Z N"/></draw:custom-shape><text:soft-page-break/><text:s text:c="4"/>analogWrite(ENA, (-pwm) * 4);</text:p>
      <text:p text:style-name="P12"><text:s text:c="2"/>}</text:p>
      <text:p text:style-name="P12">}</text:p>
      <text:p text:style-name="P12"/>
      <text:p text:style-name="P12">void setMotorB(int pwm) {</text:p>
      <text:p text:style-name="P12"><text:s text:c="2"/>if (pwm == 0) {</text:p>
      <text:p text:style-name="P12"><text:s text:c="4"/>stopMotorB();</text:p>
      <text:p text:style-name="P12"><text:s text:c="2"/>} else if (pwm &gt; 0) {</text:p>
      <text:p text:style-name="P12"><text:s text:c="4"/>Serial.println("B");</text:p>
      <text:p text:style-name="P12"><text:s text:c="4"/>Serial.println(pwm);</text:p>
      <text:p text:style-name="P12"><text:s text:c="4"/></text:p>
      <text:p text:style-name="P12"><text:s text:c="4"/>digitalWrite(IN3, HIGH); digitalWrite(IN4, LOW);</text:p>
      <text:p text:style-name="P12"><text:s text:c="4"/>analogWrite(ENB, pwm * 4);</text:p>
      <text:p text:style-name="P12"><text:s text:c="2"/>} else {</text:p>
      <text:p text:style-name="P12"><text:s text:c="4"/>Serial.println("B");</text:p>
      <text:p text:style-name="P12"><text:s text:c="4"/>Serial.println(pwm);</text:p>
      <text:p text:style-name="P12"><text:s text:c="4"/>digitalWrite(IN3, LOW); digitalWrite(IN4, HIGH);</text:p>
      <text:p text:style-name="P12"><text:s text:c="4"/>analogWrite(ENB, (-pwm) * 4);</text:p>
      <text:p text:style-name="P12"><text:s text:c="2"/>}</text:p>
      <text:p text:style-name="P12">}</text:p>
      <text:p text:style-name="P12">void stopMotorA() {</text:p>
      <text:p text:style-name="P12"><text:s text:c="2"/>digitalWrite(IN1, LOW); digitalWrite(IN2, LOW); analogWrite(ENA, 0);</text:p>
      <text:p text:style-name="P12">}</text:p>
      <text:p text:style-name="P12">void stopMotorB() {</text:p>
      <text:p text:style-name="P12"><text:s text:c="2"/>digitalWrite(IN3, LOW); digitalWrite(IN4, LOW); analogWrite(ENB, 0);</text:p>
      <text:p text:style-name="P12">}</text:p>
      <text:p text:style-name="P24"/>
      <text:p text:style-name="P17"/>
      <text:p text:style-name="P23">The purpose this documentation is to understand the execution of joy node in ros2 and udp communication protocol . For further details u can refer official ros2 humble documentation. </text:p>
      <text:p text:style-name="P23">You should complete the tutorial of Ros2 from official site before doing this mini project.</text:p>
      <text:p text:style-name="P23"/>
      <text:p text:style-name="P23">You can’t follow the same steps for ESP32 ,there you should use microros commuication .</text:p>
      <text:p text:style-name="P23"/>
      <text:p text:style-name="P23">In the above method there is a flaw in the prototype I made , ie. while both pwm values become negative one of the motor stops , but it is an unsolvable issue as of now. You can think about that . All other directions are working properly if there is sufficient power supply.</text:p>
      <text:p text:style-name="P17"/>
      <text:p text:style-name="P17"/>
      <text:p text:style-name="P17"/>
      <text:p text:style-name="P17">*************</text:p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ouble_20_Dash" draw:display-name="Double Dash" draw:style="rect" draw:dots1="1" draw:dots1-length="800%" draw:distance="3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5T19:48:30.744095302</meta:creation-date>
    <dc:date>2025-08-06T11:53:05.268713750</dc:date>
    <meta:editing-duration>PT26M19S</meta:editing-duration>
    <meta:editing-cycles>5</meta:editing-cycles>
    <meta:generator>LibreOffice/7.3.7.2$Linux_X86_64 LibreOffice_project/30$Build-2</meta:generator>
    <meta:document-statistic meta:table-count="0" meta:image-count="0" meta:object-count="1" meta:page-count="9" meta:paragraph-count="357" meta:word-count="1623" meta:character-count="13184" meta:non-whitespace-character-count="10715"/>
  </office:meta>
</office:document-meta>
</file>

<file path=Object 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217in"/>
    </style:style>
    <style:style style:name="co2" style:family="table-column">
      <style:table-column-properties fo:break-before="auto" style:column-width="1.8472in"/>
    </style:style>
    <style:style style:name="co3" style:family="table-column">
      <style:table-column-properties fo:break-before="auto" style:column-width="1.9543in"/>
    </style:style>
    <style:style style:name="co4" style:family="table-column">
      <style:table-column-properties fo:break-before="auto" style:column-width="2.233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CCarComponent-Connectsto-PinPort-Not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C Car Component</text:p>
          </table:table-cell>
          <table:table-cell office:value-type="string" calcext:value-type="string">
            <text:p>Connects to</text:p>
          </table:table-cell>
          <table:table-cell office:value-type="string" calcext:value-type="string">
            <text:p>Pin/Port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ESP8266</text:p>
          </table:table-cell>
          <table:table-cell office:value-type="string" calcext:value-type="string">
            <text:p>Powers from</text:p>
          </table:table-cell>
          <table:table-cell office:value-type="string" calcext:value-type="string">
            <text:p>USB (PC or small 5V battery)</text:p>
          </table:table-cell>
          <table:table-cell office:value-type="string" calcext:value-type="string">
            <text:p>ESP only (not motors)</text:p>
          </table:table-cell>
        </table:table-row>
        <table:table-row table:style-name="ro1">
          <table:table-cell office:value-type="string" calcext:value-type="string">
            <text:p>ESP8266 D1</text:p>
          </table:table-cell>
          <table:table-cell office:value-type="string" calcext:value-type="string">
            <text:p>L293D IN1</text:p>
          </table:table-cell>
          <table:table-cell office:value-type="string" calcext:value-type="string">
            <text:p>GPIO14 (D1)</text:p>
          </table:table-cell>
          <table:table-cell office:value-type="string" calcext:value-type="string">
            <text:p>Motor A direction</text:p>
          </table:table-cell>
        </table:table-row>
        <table:table-row table:style-name="ro1">
          <table:table-cell office:value-type="string" calcext:value-type="string">
            <text:p>ESP8266 D2</text:p>
          </table:table-cell>
          <table:table-cell office:value-type="string" calcext:value-type="string">
            <text:p>L293D IN2</text:p>
          </table:table-cell>
          <table:table-cell office:value-type="string" calcext:value-type="string">
            <text:p>GPIO12 (D2)</text:p>
          </table:table-cell>
          <table:table-cell office:value-type="string" calcext:value-type="string">
            <text:p>Motor A direction</text:p>
          </table:table-cell>
        </table:table-row>
        <table:table-row table:style-name="ro1">
          <table:table-cell office:value-type="string" calcext:value-type="string">
            <text:p>ESP8266 D5</text:p>
          </table:table-cell>
          <table:table-cell office:value-type="string" calcext:value-type="string">
            <text:p>L293D ENA</text:p>
          </table:table-cell>
          <table:table-cell office:value-type="string" calcext:value-type="string">
            <text:p>GPIO13 (D5)</text:p>
          </table:table-cell>
          <table:table-cell office:value-type="string" calcext:value-type="string">
            <text:p>Motor A speed (PWM)</text:p>
          </table:table-cell>
        </table:table-row>
        <table:table-row table:style-name="ro1">
          <table:table-cell office:value-type="string" calcext:value-type="string">
            <text:p>ESP8266 D3</text:p>
          </table:table-cell>
          <table:table-cell office:value-type="string" calcext:value-type="string">
            <text:p>L293D IN3</text:p>
          </table:table-cell>
          <table:table-cell office:value-type="string" calcext:value-type="string">
            <text:p>GPIO5 (D3)</text:p>
          </table:table-cell>
          <table:table-cell office:value-type="string" calcext:value-type="string">
            <text:p>Motor B direction</text:p>
          </table:table-cell>
        </table:table-row>
        <table:table-row table:style-name="ro1">
          <table:table-cell office:value-type="string" calcext:value-type="string">
            <text:p>ESP8266 D4</text:p>
          </table:table-cell>
          <table:table-cell office:value-type="string" calcext:value-type="string">
            <text:p>L293D IN4</text:p>
          </table:table-cell>
          <table:table-cell office:value-type="string" calcext:value-type="string">
            <text:p>GPIO4 (D4)</text:p>
          </table:table-cell>
          <table:table-cell office:value-type="string" calcext:value-type="string">
            <text:p>Motor B direction</text:p>
          </table:table-cell>
        </table:table-row>
        <table:table-row table:style-name="ro1">
          <table:table-cell office:value-type="string" calcext:value-type="string">
            <text:p>ESP8266 D7</text:p>
          </table:table-cell>
          <table:table-cell office:value-type="string" calcext:value-type="string">
            <text:p>L293D ENB</text:p>
          </table:table-cell>
          <table:table-cell office:value-type="string" calcext:value-type="string">
            <text:p>GPIO13 (D7)</text:p>
          </table:table-cell>
          <table:table-cell office:value-type="string" calcext:value-type="string">
            <text:p>Motor B speed (PWM)</text:p>
          </table:table-cell>
        </table:table-row>
        <table:table-row table:style-name="ro1">
          <table:table-cell office:value-type="string" calcext:value-type="string">
            <text:p>L293D Vcc1</text:p>
          </table:table-cell>
          <table:table-cell office:value-type="string" calcext:value-type="string">
            <text:p>5V (ESP8266 + Vcc)</text:p>
          </table:table-cell>
          <table:table-cell/>
          <table:table-cell office:value-type="string" calcext:value-type="string">
            <text:p>L293D logic power</text:p>
          </table:table-cell>
        </table:table-row>
        <table:table-row table:style-name="ro1">
          <table:table-cell office:value-type="string" calcext:value-type="string">
            <text:p>L293D Vcc2</text:p>
          </table:table-cell>
          <table:table-cell office:value-type="string" calcext:value-type="string">
            <text:p>Motor battery (6–9V typical)</text:p>
          </table:table-cell>
          <table:table-cell/>
          <table:table-cell office:value-type="string" calcext:value-type="string">
            <text:p>Motor powernotfrom the ESP!</text:p>
          </table:table-cell>
        </table:table-row>
        <table:table-row table:style-name="ro1">
          <table:table-cell office:value-type="string" calcext:value-type="string">
            <text:p>L293D GND</text:p>
          </table:table-cell>
          <table:table-cell office:value-type="string" calcext:value-type="string">
            <text:p>Shared ground</text:p>
          </table:table-cell>
          <table:table-cell office:value-type="string" calcext:value-type="string">
            <text:p>Both battery and ESP</text:p>
          </table:table-cell>
          <table:table-cell office:value-type="string" calcext:value-type="string">
            <text:p>Must connect all grounds together</text:p>
          </table:table-cell>
        </table:table-row>
        <table:table-row table:style-name="ro1">
          <table:table-cell office:value-type="string" calcext:value-type="string">
            <text:p>Motors</text:p>
          </table:table-cell>
          <table:table-cell office:value-type="string" calcext:value-type="string">
            <text:p>L293D OUT1/OUT2, OUT3/OUT4</text:p>
          </table:table-cell>
          <table:table-cell/>
          <table:table-cell office:value-type="string" calcext:value-type="string">
            <text:p>According to motor datasheet</text:p>
          </table:table-cell>
        </table:table-row>
        <table:table-row table:style-name="ro1">
          <table:table-cell office:value-type="string" calcext:value-type="string">
            <text:p>Onboard LED</text:p>
          </table:table-cell>
          <table:table-cell office:value-type="string" calcext:value-type="string">
            <text:p>ESP8266 GPIO2</text:p>
          </table:table-cell>
          <table:table-cell/>
          <table:table-cell office:value-type="string" calcext:value-type="string">
            <text:p>For status indication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